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8b69" officeooo:paragraph-rsid="00108b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DOCUMENTATION ---&gt; https://documenter.getpostman.com/view/21689200/VUjPGQU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0T15:36:30.011950659</meta:creation-date>
    <dc:date>2022-08-10T15:37:11.906179352</dc:date>
    <meta:editing-duration>PT42S</meta:editing-duration>
    <meta:editing-cycles>1</meta:editing-cycles>
    <meta:document-statistic meta:table-count="0" meta:image-count="0" meta:object-count="0" meta:page-count="1" meta:paragraph-count="1" meta:word-count="5" meta:character-count="79" meta:non-whitespace-character-count="76"/>
    <meta:generator>LibreOffice/7.3.3.2$Linux_X86_64 LibreOffice_project/30$Build-2</meta:generator>
  </office:meta>
</office:document-meta>
</file>